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style:text-underline-style="none" officeooo:rsid="002de552" officeooo:paragraph-rsid="002dc034"/>
    </style:style>
    <style:style style:name="P11" style:family="paragraph" style:parent-style-name="Standard">
      <style:text-properties style:text-underline-style="none" officeooo:rsid="002de552" officeooo:paragraph-rsid="00318075"/>
    </style:style>
    <style:style style:name="P12" style:family="paragraph" style:parent-style-name="Standard">
      <style:text-properties officeooo:paragraph-rsid="000b2709"/>
    </style:style>
    <style:style style:name="P13" style:family="paragraph" style:parent-style-name="Standard">
      <style:text-properties officeooo:paragraph-rsid="000ea118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officeooo:paragraph-rsid="0018fc57"/>
    </style:style>
    <style:style style:name="P16" style:family="paragraph" style:parent-style-name="Standard">
      <style:text-properties officeooo:paragraph-rsid="002245df"/>
    </style:style>
    <style:style style:name="P17" style:family="paragraph" style:parent-style-name="Standard">
      <style:text-properties officeooo:rsid="00288bf0" officeooo:paragraph-rsid="00288bf0"/>
    </style:style>
    <style:style style:name="P18" style:family="paragraph" style:parent-style-name="Standard">
      <style:text-properties officeooo:paragraph-rsid="002de552"/>
    </style:style>
    <style:style style:name="P19" style:family="paragraph" style:parent-style-name="Standard">
      <style:text-properties officeooo:rsid="002de552" officeooo:paragraph-rsid="002de552"/>
    </style:style>
    <style:style style:name="P20" style:family="paragraph" style:parent-style-name="Text_20_body">
      <style:text-properties officeooo:rsid="00345c1d" officeooo:paragraph-rsid="00345c1d"/>
    </style:style>
    <style:style style:name="P21" style:family="paragraph" style:parent-style-name="Text_20_body">
      <style:text-properties fo:color="#50200c" fo:font-size="10pt" officeooo:rsid="00345c1d" officeooo:paragraph-rsid="00345c1d" style:font-size-asian="8.75pt" style:font-size-complex="10pt"/>
    </style:style>
    <style:style style:name="P22" style:family="paragraph" style:parent-style-name="Text_20_body">
      <style:text-properties fo:color="#50200c" fo:font-size="10pt" style:text-underline-style="none" officeooo:rsid="003101c0" officeooo:paragraph-rsid="00345c1d" style:font-size-asian="8.75pt" style:font-size-complex="10pt"/>
    </style:style>
    <style:style style:name="P23" style:family="paragraph" style:parent-style-name="Text_20_body">
      <style:text-properties officeooo:paragraph-rsid="00345c1d"/>
    </style:style>
    <style:style style:name="P24" style:family="paragraph" style:parent-style-name="Text_20_body">
      <style:text-properties officeooo:paragraph-rsid="00365fa1"/>
    </style:style>
    <style:style style:name="P25" style:family="paragraph" style:parent-style-name="Text_20_body">
      <style:text-properties officeooo:paragraph-rsid="003799ac"/>
    </style:style>
    <style:style style:name="P26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officeooo:paragraph-rsid="000d028c"/>
    </style:style>
    <style:style style:name="P29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0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1" style:family="paragraph" style:parent-style-name="Heading_20_2" style:master-page-name="First_20_Page">
      <style:paragraph-properties style:page-number="auto"/>
    </style:style>
    <style:style style:name="P32" style:family="paragraph" style:parent-style-name="Standard" style:list-style-name="L1">
      <style:text-properties officeooo:paragraph-rsid="000943a0"/>
    </style:style>
    <style:style style:name="P33" style:family="paragraph" style:parent-style-name="Standard" style:list-style-name="L1">
      <style:text-properties officeooo:paragraph-rsid="000b2709"/>
    </style:style>
    <style:style style:name="P34" style:family="paragraph" style:parent-style-name="Standard" style:list-style-name="L2">
      <style:text-properties style:text-underline-style="none" officeooo:rsid="000b2709" officeooo:paragraph-rsid="000b2709"/>
    </style:style>
    <style:style style:name="P35" style:family="paragraph" style:parent-style-name="Standard" style:list-style-name="L2">
      <style:text-properties style:text-underline-style="none" officeooo:rsid="0011b788" officeooo:paragraph-rsid="0012b256"/>
    </style:style>
    <style:style style:name="P36" style:family="paragraph" style:parent-style-name="Standard" style:list-style-name="L2">
      <style:text-properties style:text-underline-style="none" officeooo:rsid="00209961" officeooo:paragraph-rsid="00209961"/>
    </style:style>
    <style:style style:name="P37" style:family="paragraph" style:parent-style-name="Standard" style:list-style-name="L4">
      <style:text-properties style:text-underline-style="none" officeooo:rsid="000ea118" officeooo:paragraph-rsid="000ea118"/>
    </style:style>
    <style:style style:name="P38" style:family="paragraph" style:parent-style-name="Standard" style:list-style-name="L4">
      <style:text-properties style:text-underline-style="none" officeooo:rsid="000ddf21" officeooo:paragraph-rsid="000ddf21"/>
    </style:style>
    <style:style style:name="P39" style:family="paragraph" style:parent-style-name="Standard" style:list-style-name="L6">
      <style:text-properties style:text-underline-style="none" officeooo:rsid="002b37bf" officeooo:paragraph-rsid="002b37bf"/>
    </style:style>
    <style:style style:name="P40" style:family="paragraph" style:parent-style-name="Standard" style:list-style-name="L7">
      <style:text-properties style:text-underline-style="none" officeooo:rsid="001da726" officeooo:paragraph-rsid="001da726"/>
    </style:style>
    <style:style style:name="P41" style:family="paragraph" style:parent-style-name="Standard" style:list-style-name="L7">
      <style:text-properties style:text-underline-style="none" officeooo:rsid="00297a33" officeooo:paragraph-rsid="00297a33"/>
    </style:style>
    <style:style style:name="P42" style:family="paragraph" style:parent-style-name="Standard" style:list-style-name="L7">
      <style:text-properties style:text-underline-style="none" officeooo:rsid="001cc0cb" officeooo:paragraph-rsid="001da726"/>
    </style:style>
    <style:style style:name="P43" style:family="paragraph" style:parent-style-name="Standard" style:list-style-name="L8">
      <style:text-properties style:text-underline-style="none" officeooo:rsid="002dc034" officeooo:paragraph-rsid="002dc034"/>
    </style:style>
    <style:style style:name="P44" style:family="paragraph" style:parent-style-name="Standard" style:list-style-name="L9">
      <style:text-properties style:text-underline-style="none" officeooo:rsid="002de552" officeooo:paragraph-rsid="002de552"/>
    </style:style>
    <style:style style:name="P45" style:family="paragraph" style:parent-style-name="Standard" style:list-style-name="L10">
      <style:text-properties style:text-underline-style="none" officeooo:rsid="002de552" officeooo:paragraph-rsid="00318075"/>
    </style:style>
    <style:style style:name="P46" style:family="paragraph" style:parent-style-name="Standard" style:list-style-name="L10">
      <style:text-properties style:text-underline-style="none" officeooo:rsid="00318075" officeooo:paragraph-rsid="00318075"/>
    </style:style>
    <style:style style:name="P47" style:family="paragraph" style:parent-style-name="Standard" style:list-style-name="L11">
      <style:text-properties style:text-underline-style="none" officeooo:rsid="00336bc4" officeooo:paragraph-rsid="00336bc4"/>
    </style:style>
    <style:style style:name="P48" style:family="paragraph" style:parent-style-name="Standard" style:list-style-name="L12">
      <style:text-properties style:text-underline-style="none" officeooo:rsid="0023dc9a" officeooo:paragraph-rsid="0023dc9a"/>
    </style:style>
    <style:style style:name="P49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50" style:family="paragraph" style:parent-style-name="Standard" style:list-style-name="L3">
      <style:text-properties fo:color="#3465a4" officeooo:rsid="000cc578" officeooo:paragraph-rsid="000cc578"/>
    </style:style>
    <style:style style:name="P51" style:family="paragraph" style:parent-style-name="Standard" style:list-style-name="L3">
      <style:text-properties fo:color="#3465a4" officeooo:paragraph-rsid="000cc578"/>
    </style:style>
    <style:style style:name="P52" style:family="paragraph" style:parent-style-name="Standard" style:list-style-name="L3">
      <style:text-properties fo:color="#3465a4" style:text-underline-style="none" officeooo:rsid="000cc578" officeooo:paragraph-rsid="000cc578"/>
    </style:style>
    <style:style style:name="P53" style:family="paragraph" style:parent-style-name="Standard" style:list-style-name="L3">
      <style:text-properties fo:color="#3465a4" style:text-underline-style="none" officeooo:rsid="0020f611" officeooo:paragraph-rsid="0020f611"/>
    </style:style>
    <style:style style:name="P54" style:family="paragraph" style:parent-style-name="Standard" style:list-style-name="L3">
      <style:text-properties fo:color="#3465a4" style:text-line-through-style="solid" style:text-line-through-type="single" style:text-underline-style="none" officeooo:rsid="000cc578" officeooo:paragraph-rsid="000cc578"/>
    </style:style>
    <style:style style:name="P55" style:family="paragraph" style:parent-style-name="Standard" style:list-style-name="L5">
      <style:text-properties officeooo:paragraph-rsid="001a3235"/>
    </style:style>
    <style:style style:name="P56" style:family="paragraph" style:parent-style-name="Standard" style:list-style-name="L5">
      <style:text-properties officeooo:paragraph-rsid="001b5ebe"/>
    </style:style>
    <style:style style:name="P57" style:family="paragraph" style:parent-style-name="Standard" style:list-style-name="L5">
      <style:text-properties officeooo:paragraph-rsid="001cc0cb"/>
    </style:style>
    <style:style style:name="P58" style:family="paragraph" style:parent-style-name="Standard" style:list-style-name="L5">
      <style:text-properties officeooo:rsid="00283575" officeooo:paragraph-rsid="00283575"/>
    </style:style>
    <style:style style:name="P59" style:family="paragraph" style:parent-style-name="Standard" style:list-style-name="L6">
      <style:text-properties officeooo:rsid="002b37bf" officeooo:paragraph-rsid="002b37bf"/>
    </style:style>
    <style:style style:name="P60" style:family="paragraph" style:parent-style-name="Standard" style:list-style-name="L10">
      <style:text-properties officeooo:rsid="00318075" officeooo:paragraph-rsid="00318075"/>
    </style:style>
    <style:style style:name="P61" style:family="paragraph" style:parent-style-name="Standard" style:list-style-name="L12">
      <style:text-properties officeooo:rsid="0023dc9a" officeooo:paragraph-rsid="0023dc9a"/>
    </style:style>
    <style:style style:name="P62" style:family="paragraph" style:parent-style-name="Text_20_body" style:list-style-name="L13">
      <style:paragraph-properties fo:margin-top="0in" fo:margin-bottom="0in" loext:contextual-spacing="false"/>
      <style:text-properties officeooo:rsid="0018fc57" officeooo:paragraph-rsid="0018fc57"/>
    </style:style>
    <style:style style:name="P63" style:family="paragraph">
      <style:paragraph-properties fo:text-align="center"/>
    </style:style>
    <style:style style:name="P64" style:family="paragraph">
      <style:paragraph-properties fo:text-align="center" style:writing-mode="lr-tb"/>
    </style:style>
    <style:style style:name="P65" style:family="paragraph">
      <loext:graphic-properties draw:fill-color="#b2b2b2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style:writing-mode="lr-tb"/>
      <style:text-properties fo:color="#3465a4"/>
    </style:style>
    <style:style style:name="P67" style:family="paragraph">
      <style:paragraph-properties fo:text-align="center" style:writing-mode="lr-tb"/>
      <style:text-properties style:text-line-through-style="solid" style:text-line-through-type="single"/>
    </style:style>
    <style:style style:name="P68" style:family="paragraph">
      <loext:graphic-properties draw:fill-color="#666666"/>
      <style:paragraph-properties fo:text-align="center" style:writing-mode="lr-tb"/>
      <style:text-properties style:text-line-through-style="solid" style:text-line-through-type="single"/>
    </style:style>
    <style:style style:name="P69" style:family="paragraph">
      <loext:graphic-properties draw:fill="none" draw:fill-color="#ffffff"/>
      <style:paragraph-properties style:writing-mode="lr-tb"/>
    </style:style>
    <style:style style:name="P70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71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b2709"/>
    </style:style>
    <style:style style:name="T12" style:family="text">
      <style:text-properties style:text-underline-style="none" officeooo:rsid="000b4e6a"/>
    </style:style>
    <style:style style:name="T13" style:family="text">
      <style:text-properties style:text-underline-style="none" officeooo:rsid="000d028c"/>
    </style:style>
    <style:style style:name="T14" style:family="text">
      <style:text-properties style:text-underline-style="none" officeooo:rsid="000ea118"/>
    </style:style>
    <style:style style:name="T15" style:family="text">
      <style:text-properties style:text-underline-style="none" officeooo:rsid="00102378"/>
    </style:style>
    <style:style style:name="T16" style:family="text">
      <style:text-properties style:text-underline-style="none" officeooo:rsid="0010b5da"/>
    </style:style>
    <style:style style:name="T17" style:family="text">
      <style:text-properties style:text-underline-style="none" officeooo:rsid="002245df"/>
    </style:style>
    <style:style style:name="T18" style:family="text">
      <style:text-properties style:text-underline-style="none" officeooo:rsid="001cc0cb"/>
    </style:style>
    <style:style style:name="T19" style:family="text">
      <style:text-properties style:text-underline-style="none" officeooo:rsid="002380d6"/>
    </style:style>
    <style:style style:name="T20" style:family="text">
      <style:text-properties style:text-underline-style="none" officeooo:rsid="00244e97"/>
    </style:style>
    <style:style style:name="T21" style:family="text">
      <style:text-properties style:text-underline-style="none" officeooo:rsid="001a3235"/>
    </style:style>
    <style:style style:name="T22" style:family="text">
      <style:text-properties style:text-underline-style="none" officeooo:rsid="001b5ebe"/>
    </style:style>
    <style:style style:name="T23" style:family="text">
      <style:text-properties style:text-underline-style="none" officeooo:rsid="00283575"/>
    </style:style>
    <style:style style:name="T24" style:family="text">
      <style:text-properties style:text-underline-style="none" officeooo:rsid="002be138"/>
    </style:style>
    <style:style style:name="T25" style:family="text">
      <style:text-properties style:text-underline-style="none" officeooo:rsid="002de552"/>
    </style:style>
    <style:style style:name="T26" style:family="text">
      <style:text-properties style:text-underline-style="none" officeooo:rsid="002f1912"/>
    </style:style>
    <style:style style:name="T27" style:family="text">
      <style:text-properties style:text-underline-style="none" officeooo:rsid="00336bc4"/>
    </style:style>
    <style:style style:name="T28" style:family="text">
      <style:text-properties style:text-underline-style="none" officeooo:rsid="000cc578"/>
    </style:style>
    <style:style style:name="T29" style:family="text">
      <style:text-properties style:text-underline-style="none" officeooo:rsid="003b4cbc"/>
    </style:style>
    <style:style style:name="T30" style:family="text">
      <style:text-properties officeooo:rsid="0018fc57"/>
    </style:style>
    <style:style style:name="T31" style:family="text">
      <style:text-properties officeooo:rsid="0019212e"/>
    </style:style>
    <style:style style:name="T32" style:family="text">
      <style:text-properties officeooo:rsid="00297a33"/>
    </style:style>
    <style:style style:name="T33" style:family="text">
      <style:text-properties officeooo:rsid="0029d373"/>
    </style:style>
    <style:style style:name="T34" style:family="text">
      <style:text-properties officeooo:rsid="000b2709"/>
    </style:style>
    <style:style style:name="T35" style:family="text">
      <style:text-properties fo:color="#c9211e" style:text-underline-style="none" officeooo:rsid="003101c0"/>
    </style:style>
    <style:style style:name="T36" style:family="text">
      <style:text-properties fo:color="#c9211e" style:text-underline-style="none" officeooo:rsid="001cc0cb"/>
    </style:style>
    <style:style style:name="T37" style:family="text">
      <style:text-properties fo:color="#c9211e" style:text-underline-style="none" officeooo:rsid="00345c1d"/>
    </style:style>
    <style:style style:name="T38" style:family="text">
      <style:text-properties fo:color="#c9211e" style:text-underline-style="none" officeooo:rsid="00288bf0"/>
    </style:style>
    <style:style style:name="T39" style:family="text">
      <style:text-properties fo:color="#c9211e" officeooo:rsid="003101c0"/>
    </style:style>
    <style:style style:name="T40" style:family="text">
      <style:text-properties fo:color="#c9211e" fo:font-size="12pt" style:text-underline-style="none" officeooo:rsid="003101c0" style:font-size-asian="12pt" style:font-size-complex="12pt"/>
    </style:style>
    <style:style style:name="T41" style:family="text">
      <style:text-properties fo:color="#c9211e" fo:font-size="12pt" style:text-underline-style="none" officeooo:rsid="001cc0cb" style:font-size-asian="12pt" style:font-size-complex="12pt"/>
    </style:style>
    <style:style style:name="T42" style:family="text">
      <style:text-properties fo:color="#c9211e" fo:font-size="12pt" style:text-underline-style="none" officeooo:rsid="00365fa1" style:font-size-asian="12pt" style:font-size-complex="12pt"/>
    </style:style>
    <style:style style:name="T43" style:family="text">
      <style:text-properties fo:color="#c9211e" fo:font-size="12pt" style:text-underline-style="none" officeooo:rsid="00288bf0" style:font-size-asian="12pt" style:font-size-complex="12pt"/>
    </style:style>
    <style:style style:name="T44" style:family="text">
      <style:text-properties fo:color="#c9211e" fo:font-size="12pt" style:text-underline-style="none" officeooo:rsid="00345c1d" style:font-size-asian="12pt" style:font-size-complex="12pt"/>
    </style:style>
    <style:style style:name="T45" style:family="text">
      <style:text-properties officeooo:rsid="003101c0"/>
    </style:style>
    <style:style style:name="T46" style:family="text">
      <style:text-properties fo:color="#50200c" fo:font-size="10pt" style:text-underline-style="none" officeooo:rsid="003101c0" style:font-size-asian="8.75pt" style:font-size-complex="10pt"/>
    </style:style>
    <style:style style:name="T47" style:family="text">
      <style:text-properties fo:color="#50200c" fo:font-size="10pt" style:text-underline-style="none" officeooo:rsid="0037f33b" style:font-size-asian="8.75pt" style:font-size-complex="10pt"/>
    </style:style>
    <style:style style:name="T48" style:family="text">
      <style:text-properties fo:color="#3465a4" style:text-underline-style="none" officeooo:rsid="0008e307"/>
    </style:style>
    <style:style style:name="T49" style:family="text">
      <style:text-properties fo:color="#3465a4" style:text-underline-style="none" officeooo:rsid="0039b13c"/>
    </style:style>
    <style:style style:name="T50" style:family="text">
      <style:text-properties fo:color="#3465a4" style:text-underline-style="none" officeooo:rsid="000962fa"/>
    </style:style>
    <style:style style:name="T51" style:family="text">
      <style:text-properties fo:color="#3465a4" style:text-underline-style="none" officeooo:rsid="0009b54d"/>
    </style:style>
    <style:style style:name="T52" style:family="text">
      <style:text-properties fo:color="#3465a4" style:text-underline-style="none" officeooo:rsid="000b2709"/>
    </style:style>
    <style:style style:name="T53" style:family="text">
      <style:text-properties fo:color="#3465a4" style:text-underline-style="none" officeooo:rsid="000943a0"/>
    </style:style>
    <style:style style:name="T54" style:family="text">
      <style:text-properties fo:color="#3465a4" style:text-underline-style="none" officeooo:rsid="000b86b1"/>
    </style:style>
    <style:style style:name="T55" style:family="text">
      <style:text-properties fo:color="#3465a4" style:text-underline-style="none" officeooo:rsid="000b4e6a"/>
    </style:style>
    <style:style style:name="T56" style:family="text">
      <style:text-properties fo:color="#3465a4"/>
    </style:style>
    <style:style style:name="T57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1248669115" text:style-name="L1">
        <text:list-item>
          <text:p text:style-name="P32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5">Customer</text:span><text:span text:style-name="T16">’s</text:span><text:span text:style-name="T15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33"><text:span text:style-name="T48">Customer သည် သက်ဆိုင်ရာ Username၊ Password တို့ကိုသုံး၍ Login ဝင်ရောက်ရမည်။ ထို့နောက် H</text:span><text:span text:style-name="T49">ome</text:span><text:span text:style-name="T48"> Screen တွင်</text:span><text:span text:style-name="T50"> </text:span><text:span text:style-name="T51">Deposit Amount(Balance) and Points များကြည့်ရှုခြင်း၊ Order တင်ရန် </text:span><text:span text:style-name="T49">Add New </text:span><text:span text:style-name="T51">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52">၊ </text:span><text:span text:style-name="T53">Account Setting(</text:span><text:span text:style-name="T52">Customer</text:span><text:span text:style-name="T53"> Account’s Username and Password ပြောင်းခြင်း) </text:span><text:span text:style-name="T49">Bill History ကြည့်ရှုနိုင်ရန် Bill History List </text:span><text:span text:style-name="T53">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5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2"><text:span text:style-name="T11"><text:tab/>Website Admin တွင် Screen ပေါင်း (</text:span><text:span text:style-name="T12">9</text:span><text:span text:style-name="T11">) ခုပါရှိသည်။</text:span></text:p>
      <text:list xml:id="list898340448" text:style-name="L2">
        <text:list-item>
          <text:p text:style-name="P34"><draw:custom-shape text:anchor-type="paragraph" draw:z-index="4" draw:name="Shape1" draw:style-name="gr2" draw:text-style-name="P65" svg:width="0.2453in" svg:height="0.276in" svg:x="5.5429in" svg:y="0.128in"><text:p text:style-name="P6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70" svg:width="0.2453in" svg:height="0.276in" svg:x="6.3307in" svg:y="0.128in"><text:p text:style-name="P64"><text:span text:style-name="T57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34"><draw:line text:anchor-type="paragraph" draw:z-index="11" draw:name="Shape6" draw:style-name="gr1" draw:text-style-name="P63" svg:x1="5.7882in" svg:y1="0.0917in" svg:x2="6.3307in" svg:y2="0.0917in"><text:p/></draw:line><draw:line text:anchor-type="paragraph" draw:z-index="28" draw:name="Shape4" draw:style-name="gr1" draw:text-style-name="P63" svg:x1="4.939in" svg:y1="0.5453in" svg:x2="5.5433in" svg:y2="0.1209in"><text:p/></draw:line>Dashboard Screen</text:p>
        </text:list-item>
        <text:list-item>
          <text:p text:style-name="P34"><draw:line text:anchor-type="paragraph" draw:z-index="13" draw:name="Shape8" draw:style-name="gr1" draw:text-style-name="P63" svg:x1="5.7882in" svg:y1="0.1972in" svg:x2="6.3307in" svg:y2="0.0201in"><text:p/></draw:line><draw:custom-shape text:anchor-type="paragraph" draw:z-index="2" draw:name="Shape1" draw:style-name="gr2" draw:text-style-name="P65" svg:width="0.2453in" svg:height="0.276in" svg:x="5.5429in" svg:y="0.1382in"><text:p text:style-name="P6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65" svg:width="0.2453in" svg:height="0.276in" svg:x="6.3307in" svg:y="0.1602in"><text:p text:style-name="P64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34"><draw:line text:anchor-type="paragraph" draw:z-index="9" draw:name="Shape4" draw:style-name="gr1" draw:text-style-name="P63" svg:x1="5.0008in" svg:y1="0.2957in" svg:x2="5.5433in" svg:y2="0.013in"><text:p/></draw:line><draw:line text:anchor-type="paragraph" draw:z-index="12" draw:name="Shape7" draw:style-name="gr1" draw:text-style-name="P63" svg:x1="5.7882in" svg:y1="0.0878in" svg:x2="6.3307in" svg:y2="0.0807in"><text:p/></draw:line><draw:custom-shape text:anchor-type="paragraph" draw:z-index="0" draw:name="Shape1" draw:style-name="gr2" draw:text-style-name="P71" svg:width="0.2453in" svg:height="0.276in" svg:x="3.9681in" svg:y="0.1402in"><text:p text:style-name="P6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65" svg:width="0.2453in" svg:height="0.276in" svg:x="4.7555in" svg:y="0.1618in"><text:p text:style-name="P6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35"><draw:line text:anchor-type="paragraph" draw:z-index="7" draw:name="Shape2" draw:style-name="gr4" draw:text-style-name="P63" svg:x1="4.2134in" svg:y1="0.1122in" svg:x2="4.7559in" svg:y2="0.1051in"><text:p/></draw:line><draw:custom-shape text:anchor-type="paragraph" draw:z-index="3" draw:name="Shape1" draw:style-name="gr2" draw:text-style-name="P65" svg:width="0.2453in" svg:height="0.276in" svg:x="5.5429in" svg:y="0.1484in"><text:p text:style-name="P6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63" svg:x1="5.0008in" svg:y1="0.1409in" svg:x2="5.5433in" svg:y2="0.2827in"><text:p/></draw:line>Membership Description Screen</text:p>
        </text:list-item>
        <text:list-item>
          <text:p text:style-name="P34"><draw:line text:anchor-type="paragraph" draw:z-index="10" draw:name="Shape5" draw:style-name="gr1" draw:text-style-name="P63" svg:x1="5.0008in" svg:y1="0.0071in" svg:x2="5.5433in" svg:y2="0.4933in"><text:p/></draw:line><draw:line text:anchor-type="paragraph" draw:z-index="30" draw:name="Shape5" draw:style-name="gr1" draw:text-style-name="P63" svg:x1="4.8457in" svg:y1="0.0543in" svg:x2="5.5429in" svg:y2="0.8732in"><text:p/></draw:line>Account Setting Screen</text:p>
        </text:list-item>
        <text:list-item>
          <text:p text:style-name="P49"><draw:custom-shape text:anchor-type="paragraph" draw:z-index="27" draw:name="Shape1" draw:style-name="gr2" draw:text-style-name="P65" svg:width="0.2453in" svg:height="0.276in" svg:x="5.5429in" svg:y="0.1484in"><text:p text:style-name="P64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65" svg:width="0.2453in" svg:height="0.276in" svg:x="5.5429in" svg:y="0.5425in"><text:p text:style-name="P64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4">Customers Detail Screen</text:p>
        </text:list-item>
        <text:list-item>
          <text:p text:style-name="P36">Chat Message Screen</text:p>
        </text:list-item>
      </text:list>
      <text:p text:style-name="P6"/>
      <text:p text:style-name="P6"><draw:frame text:anchor-type="paragraph" draw:z-index="14" draw:name="Shape9" draw:style-name="gr3" draw:text-style-name="P69" svg:width="2.1579in" svg:height="0.2461in" svg:x="4.5402in" svg:y="0.1807in"><draw:text-box><text:p text:style-name="P63">Admin Screen Flow</text:p></draw:text-box></draw:frame></text:p>
      <text:p text:style-name="P7"><text:tab/></text:p>
      <text:p text:style-name="P7"/>
      <text:p text:style-name="P7"><text:soft-page-break/></text:p>
      <text:p text:style-name="P15"><draw:custom-shape text:anchor-type="paragraph" draw:z-index="19" draw:name="Shape1" draw:style-name="gr2" draw:text-style-name="P65" svg:width="0.2453in" svg:height="0.276in" svg:x="5.4055in" svg:y="0.0929in"><text:p text:style-name="P6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<text:tab/></text:span><text:span text:style-name="T52">C</text:span><text:span text:style-name="T54">ustomer</text:span><text:span text:style-name="T52">တွင် Screen ပေါင်း (</text:span><text:span text:style-name="T55">7</text:span><text:span text:style-name="T52">) ခုပါရှိသည်။</text:span></text:p>
      <text:list xml:id="list194252628" text:style-name="L3">
        <text:list-item>
          <text:p text:style-name="P50"><draw:line text:anchor-type="paragraph" draw:z-index="23" draw:name="Shape4" draw:style-name="gr1" draw:text-style-name="P63" svg:x1="4.8634in" svg:y1="0.3311in" svg:x2="5.4059in" svg:y2="0.0484in"><text:p/></draw:line><text:span text:style-name="T11">L</text:span><text:span text:style-name="T2">ogin Screen</text:span></text:p>
        </text:list-item>
        <text:list-item>
          <text:p text:style-name="P51"><draw:custom-shape text:anchor-type="paragraph" draw:z-index="15" draw:name="Shape1" draw:style-name="gr2" draw:text-style-name="P65" svg:width="0.2453in" svg:height="0.276in" svg:x="3.8307in" svg:y="0.0728in"><text:p text:style-name="P6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65" svg:width="0.2453in" svg:height="0.276in" svg:x="4.6181in" svg:y="0.0728in"><text:p text:style-name="P6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65" svg:width="0.2453in" svg:height="0.276in" svg:x="5.4055in" svg:y="0.0728in"><text:p text:style-name="P6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5" draw:text-style-name="P68" svg:width="0.2453in" svg:height="0.276in" svg:x="6.1929in" svg:y="0.0728in"><text:p text:style-name="P67"><text:span text:style-name="T57">6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H</text:span><text:span text:style-name="T29">ome</text:span><text:span text:style-name="T28"> Screen</text:span></text:p>
        </text:list-item>
        <text:list-item>
          <text:p text:style-name="P52"><draw:line text:anchor-type="paragraph" draw:z-index="21" draw:name="Shape2" draw:style-name="gr4" draw:text-style-name="P63" svg:x1="4.076in" svg:y1="0.0445in" svg:x2="4.6185in" svg:y2="0.0374in"><text:p/></draw:line><draw:line text:anchor-type="paragraph" draw:z-index="22" draw:name="Shape3" draw:style-name="gr1" draw:text-style-name="P63" svg:x1="4.8634in" svg:y1="0.022in" svg:x2="5.4059in" svg:y2="0.022in"><text:p/></draw:line><draw:line text:anchor-type="paragraph" draw:z-index="24" draw:name="Shape5" draw:style-name="gr1" draw:text-style-name="P63" svg:x1="4.8634in" svg:y1="0.0969in" svg:x2="5.4059in" svg:y2="0.3571in"><text:p/></draw:line><draw:line text:anchor-type="paragraph" draw:z-index="25" draw:name="Shape6" draw:style-name="gr1" draw:text-style-name="P63" svg:x1="5.6508in" svg:y1="0.0366in" svg:x2="6.1933in" svg:y2="0.0366in"><text:p/></draw:line><draw:line text:anchor-type="paragraph" draw:z-index="32" draw:name="Shape5" draw:style-name="gr1" draw:text-style-name="P63" svg:x1="4.8161in" svg:y1="0.1571in" svg:x2="5.4059in" svg:y2="0.8114in"><text:p/></draw:line>Deposit Amount(Balance) Detail Screen</text:p>
        </text:list-item>
        <text:list-item>
          <text:p text:style-name="P52"><draw:custom-shape text:anchor-type="paragraph" draw:z-index="18" draw:name="Shape1" draw:style-name="gr2" draw:text-style-name="P65" svg:width="0.2453in" svg:height="0.276in" svg:x="5.4055in" svg:y="0.0835in"><text:p text:style-name="P6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52">Account Setting Screen</text:p>
        </text:list-item>
        <text:list-item>
          <text:p text:style-name="P54"><draw:custom-shape text:anchor-type="paragraph" draw:z-index="31" draw:name="Shape1" draw:style-name="gr2" draw:text-style-name="P65" svg:width="0.2453in" svg:height="0.276in" svg:x="5.4134in" svg:y="0.0811in"><text:p text:style-name="P64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53"><draw:frame text:anchor-type="paragraph" draw:z-index="26" draw:name="Shape9" draw:style-name="gr3" draw:text-style-name="P66" svg:width="2.1579in" svg:height="0.2461in" svg:x="4.3354in" svg:y="0.1654in"><draw:text-box><text:p text:style-name="P63"><text:span text:style-name="T56">Customer Screen Flow</text:span></text:p></draw:text-box></draw:frame>Chat Message Screen</text:p>
        </text:list-item>
      </text:list>
      <text:h text:style-name="P28" text:outline-level="2">Screen by Screen Detail</text:h>
      <text:p text:style-name="P14">Website Admin</text:p>
      <text:p text:style-name="P13"><text:span text:style-name="T14">1.</text:span><text:span text:style-name="T13">Login Screen တွင်</text:span></text:p>
      <text:list xml:id="list33380733" text:style-name="L4">
        <text:list-item>
          <text:p text:style-name="P37">Header<text:span text:style-name="T31">(Text – Login Screen)</text:span></text:p>
        </text:list-item>
        <text:list-item>
          <text:p text:style-name="P37">User’s credentials နဲ့ပတ်သတ်၍ Error session တစ်ခု</text:p>
        </text:list-item>
        <text:list-item>
          <text:p text:style-name="P38">Username(input field)</text:p>
        </text:list-item>
        <text:list-item>
          <text:p text:style-name="P38">Password (input field)</text:p>
        </text:list-item>
        <text:list-item>
          <text:p text:style-name="P38">Login (button)</text:p>
        </text:list-item>
      </text:list>
      <text:p text:style-name="P5">2.Dashboard Screen တွင်</text:p>
      <text:list xml:id="list3770555395" text:style-name="L5">
        <text:list-item>
          <text:p text:style-name="P55"><text:span text:style-name="T21">Customer List အရေအတွက်</text:span><text:span text:style-name="T22">ဖော်ပြခြင်း (w</text:span><text:span text:style-name="T23">idget</text:span><text:span text:style-name="T22">)</text:span></text:p>
        </text:list-item>
        <text:list-item>
          <text:p text:style-name="P56"><text:span text:style-name="T22">New Order </text:span><text:span text:style-name="T21">အရေအတွက်</text:span><text:span text:style-name="T22">ဖော်ပြခြင်း (</text:span><text:span text:style-name="T23">widget</text:span><text:span text:style-name="T22">)</text:span></text:p>
        </text:list-item>
        <text:list-item>
          <text:p text:style-name="P58"><text:span text:style-name="T22">C</text:span><text:span text:style-name="T2">ustomer Membership (widget)</text:span></text:p>
        </text:list-item>
        <text:list-item>
          <text:p text:style-name="P58"><text:span text:style-name="T18">Message Conservation (w</text:span><text:span text:style-name="T2">idget</text:span><text:span text:style-name="T18">)</text:span></text:p>
        </text:list-item>
        <text:list-item>
          <text:p text:style-name="P57"><text:span text:style-name="T18">Create Customer (w</text:span><text:span text:style-name="T23">idget</text:span><text:span text:style-name="T18">)</text:span></text:p>
        </text:list-item>
      </text:list>
      <text:p text:style-name="P17"><text:span text:style-name="T18">3.</text:span><text:span text:style-name="T2">Orders List Screen တွင်</text:span></text:p>
      <text:list xml:id="list2122100700" text:style-name="L6">
        <text:list-item>
          <text:p text:style-name="P39">Search box (By Order ID)</text:p>
        </text:list-item>
        <text:list-item>
          <text:p text:style-name="P59"><text:span text:style-name="T2">Request / Pending / Confirm / Cancel (</text:span><text:span text:style-name="T24">Order Status’ <text:s/></text:span><text:span text:style-name="T2">Tab widget)</text:span></text:p>
        </text:list-item>
        <text:list-item>
          <text:p text:style-name="P39">Order List Table</text:p>
        </text:list-item>
        <text:list-item>
          <text:p text:style-name="P39">Table’s Column</text:p>
          <text:list>
            <text:list-item>
              <text:p text:style-name="P39">Order ID</text:p>
            </text:list-item>
            <text:list-item>
              <text:p text:style-name="P39">Product Link</text:p>
            </text:list-item>
            <text:list-item>
              <text:p text:style-name="P39">Remark</text:p>
            </text:list-item>
            <text:list-item>
              <text:p text:style-name="P39">Quantity</text:p>
            </text:list-item>
            <text:list-item>
              <text:p text:style-name="P39">Price</text:p>
            </text:list-item>
            <text:list-item>
              <text:p text:style-name="P39">Amount</text:p>
            </text:list-item>
            <text:list-item>
              <text:p text:style-name="P59"><text:span text:style-name="T2">US Tax </text:span><text:span text:style-name="T24">(%)</text:span></text:p>
            </text:list-item>
            <text:list-item>
              <text:p text:style-name="P59"><text:span text:style-name="T2">Commission </text:span><text:span text:style-name="T24">(%)</text:span></text:p>
            </text:list-item>
            <text:list-item>
              <text:p text:style-name="P39">Weight</text:p>
            </text:list-item>
            <text:list-item>
              <text:p text:style-name="P39">Net Weight (qty * weight)</text:p>
            </text:list-item>
            <text:list-item>
              <text:p text:style-name="P39">Order Status (Request / Pending / Confirm / Cancel)</text:p>
            </text:list-item>
            <text:list-item>
              <text:p text:style-name="P59"><text:span text:style-name="T2">Product </text:span><text:span text:style-name="T24">Shipping </text:span><text:span text:style-name="T2">Status(</text:span><text:span text:style-name="T24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2489161564" text:style-name="L7">
        <text:list-item>
          <text:p text:style-name="P40">Search box (By Customer and Customer Id)</text:p>
        </text:list-item>
        <text:list-item>
          <text:p text:style-name="P41">Activate/Deactivate (customer activate status ပြောင်းနိုင်ရန် Tab widget)</text:p>
        </text:list-item>
        <text:list-item>
          <text:p text:style-name="P42">Customer List ဖော်ပြသော Table</text:p>
        </text:list-item>
        <text:list-item>
          <text:p text:style-name="P40">Table’s Column</text:p>
          <text:list>
            <text:list-item>
              <text:p text:style-name="P40">Membership<text:span text:style-name="T33">(Silver / Gold / Platinum / Diamond)</text:span></text:p>
            </text:list-item>
            <text:list-item>
              <text:p text:style-name="P40">Customer ID</text:p>
            </text:list-item>
            <text:list-item>
              <text:p text:style-name="P40">Customer Name</text:p>
            </text:list-item>
            <text:list-item>
              <text:p text:style-name="P40">Phone no.</text:p>
            </text:list-item>
            <text:list-item>
              <text:p text:style-name="P40"><text:soft-page-break/>Balance</text:p>
            </text:list-item>
            <text:list-item>
              <text:p text:style-name="P40">Created Date</text:p>
            </text:list-item>
            <text:list-item>
              <text:p text:style-name="P40">Activate/Deactiv<text:span text:style-name="T32">ate</text:span></text:p>
            </text:list-item>
          </text:list>
        </text:list-item>
      </text:list>
      <text:p text:style-name="P9">5. Membership Description Screen တွင်</text:p>
      <text:list xml:id="list2738589176" text:style-name="L8">
        <text:list-header>
          <text:p text:style-name="P43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4">Account Setting Screen </text:span>တွင်</text:p>
      <text:p text:style-name="P10"><text:tab/>Username and Password ပြောင်းနိုင်သော field တစ်ခု</text:p>
      <text:list xml:id="list727210975" text:style-name="L9">
        <text:list-item>
          <text:p text:style-name="P44">Username</text:p>
        </text:list-item>
        <text:list-item>
          <text:p text:style-name="P44">New Password</text:p>
        </text:list-item>
        <text:list-item>
          <text:p text:style-name="P44">Confirm Password</text:p>
        </text:list-item>
        <text:list-item>
          <text:p text:style-name="P44">Change (Button)</text:p>
        </text:list-item>
      </text:list>
      <text:p text:style-name="P18"><text:span text:style-name="T25">8.</text:span><text:span text:style-name="T11">Customers Detail Screen</text:span></text:p>
      <text:p text:style-name="P19"><text:span text:style-name="T11"><text:tab/></text:span><text:span text:style-name="T2">Session (2) ခုပါဝင်သည်။</text:span></text:p>
      <text:p text:style-name="P11"><text:tab/>ပထမSession တွင် </text:p>
      <text:list xml:id="list1763134058" text:style-name="L10">
        <text:list-item>
          <text:p text:style-name="P45">Customer name</text:p>
        </text:list-item>
        <text:list-item>
          <text:p text:style-name="P60"><text:span text:style-name="T25">M</text:span><text:span text:style-name="T2">embership display (Logo or Label)</text:span></text:p>
        </text:list-item>
        <text:list-item>
          <text:p text:style-name="P46">Activate/Deactivate (Text)</text:p>
        </text:list-item>
        <text:list-item>
          <text:p text:style-name="P46">Points</text:p>
        </text:list-item>
        <text:list-item>
          <text:p text:style-name="P46">Balance</text:p>
        </text:list-item>
        <text:list-item>
          <text:p text:style-name="P46">Phone</text:p>
        </text:list-item>
        <text:list-item>
          <text:p text:style-name="P46">Address</text:p>
        </text:list-item>
        <text:list-item>
          <text:p text:style-name="P46">Change Information (Form) </text:p>
          <text:list>
            <text:list-item>
              <text:p text:style-name="P46">Customer name (Text field)</text:p>
            </text:list-item>
            <text:list-item>
              <text:p text:style-name="P46">Phone (Text field)</text:p>
            </text:list-item>
            <text:list-item>
              <text:p text:style-name="P46">Address (Text Area)</text:p>
            </text:list-item>
            <text:list-item>
              <text:p text:style-name="P46">Activate (Toggle button or radio button)</text:p>
            </text:list-item>
            <text:list-item>
              <text:p text:style-name="P46">Points (Text field)</text:p>
            </text:list-item>
            <text:list-item>
              <text:p text:style-name="P46">Membership (Drop Down box)</text:p>
            </text:list-item>
            <text:list-item>
              <text:p text:style-name="P46">Save(Button)</text:p>
            </text:list-item>
          </text:list>
        </text:list-item>
        <text:list-item>
          <text:p text:style-name="P46">Change Password(Form)</text:p>
          <text:list>
            <text:list-item>
              <text:p text:style-name="P46">Current Password</text:p>
            </text:list-item>
            <text:list-item>
              <text:p text:style-name="P46">New Password</text:p>
            </text:list-item>
            <text:list-item>
              <text:p text:style-name="P46">Confirm Password</text:p>
            </text:list-item>
            <text:list-item>
              <text:p text:style-name="P46">Save (Button)</text:p>
            </text:list-item>
          </text:list>
        </text:list-item>
      </text:list>
      <text:p text:style-name="P18"><text:span text:style-name="T25"><text:tab/>ဒုတိယ </text:span><text:span text:style-name="T26">Session တွင် Balance History ဖော်ပြသော </text:span><text:span text:style-name="T27">(</text:span><text:span text:style-name="T26">T</text:span><text:span text:style-name="T27">able)</text:span></text:p>
      <text:list xml:id="list2963045910" text:style-name="L11">
        <text:list-item>
          <text:p text:style-name="P47">Date</text:p>
        </text:list-item>
        <text:list-item>
          <text:p text:style-name="P47">About</text:p>
        </text:list-item>
        <text:list-item>
          <text:p text:style-name="P47">Amount (eg. -10,000, +10,000) Set Color( green, red )</text:p>
        </text:list-item>
      </text:list>
      <text:p text:style-name="P16"><text:span text:style-name="T17">9</text:span><text:span text:style-name="T18">.C</text:span><text:span text:style-name="T19">hat Message</text:span><text:span text:style-name="T18"> Screen တွင်</text:span></text:p>
      <text:list xml:id="list1092933080" text:style-name="L12">
        <text:list-item>
          <text:p text:style-name="P61"><text:span text:style-name="T18">C</text:span><text:span text:style-name="T2">ustomers’ names list</text:span></text:p>
        </text:list-item>
        <text:list-item>
          <text:p text:style-name="P48">Chat Box</text:p>
          <text:list>
            <text:list-item>
              <text:p text:style-name="P48">Title(Chat with ‘Customer’s name)</text:p>
            </text:list-item>
            <text:list-item>
              <text:p text:style-name="P48">Chat histories session (Ajax from get_chat_histories.php)</text:p>
            </text:list-item>
            <text:list-item>
              <text:p text:style-name="P48">Textarea for Typing text</text:p>
            </text:list-item>
            <text:list-item>
              <text:p text:style-name="P48">Emoji Area</text:p>
            </text:list-item>
            <text:list-item>
              <text:p text:style-name="P61"><text:span text:style-name="T2">Send Butto</text:span><text:span text:style-name="T20">n</text:span></text:p>
            </text:list-item>
          </text:list>
        </text:list-item>
      </text:list>
      <text:h text:style-name="P29" text:outline-level="2">T<text:span text:style-name="T30">odo</text:span></text:h>
      <text:list xml:id="list1271173562" text:style-name="L13">
        <text:list-item>
          <text:p text:style-name="P62">Customer Profile Picture Upload</text:p>
        </text:list-item>
      </text:list>
      <text:h text:style-name="P30" text:outline-level="2"><text:soft-page-break/>U<text:span text:style-name="T30">p-to-date</text:span></text:h>
      <text:p text:style-name="P21"><text:span text:style-name="T45">[</text:span>25.5.2020 – 21:00:00]</text:p>
      <text:p text:style-name="P20"><text:span text:style-name="T39">Website Admin </text:span><text:span text:style-name="T36">→</text:span><text:span text:style-name="T35"> 3.)</text:span><text:span text:style-name="T38">Orders List Screen →</text:span><text:span text:style-name="T35"> Table တွင် MMTax(%) column တစ်ခုတိုး (USTax ၏ ဘေး)</text:span></text:p>
      <text:p text:style-name="P22">[26.5.2020 – 20:00:00]</text:p>
      <text:p text:style-name="P23"><text:span text:style-name="T35">Website Admin </text:span><text:span text:style-name="T36">→</text:span><text:span text:style-name="T35"> </text:span><text:span text:style-name="T37">8</text:span><text:span text:style-name="T35">.)</text:span><text:span text:style-name="T38">C</text:span><text:span text:style-name="T37">ustomers Detail Screen တွင် Specification ပြင်ဆင်ထားသည်။</text:span></text:p>
      <text:p text:style-name="P24"><text:span text:style-name="T46">[29.5.2020 – 22:1</text:span><text:span text:style-name="T47">6</text:span><text:span text:style-name="T46">:00]</text:span></text:p>
      <text:p text:style-name="P25"><text:span text:style-name="T40">Website Admin </text:span><text:span text:style-name="T41">→</text:span><text:span text:style-name="T40"> </text:span><text:span text:style-name="T44">3</text:span><text:span text:style-name="T40">.) </text:span><text:span text:style-name="T43">Orders List Screen →</text:span><text:span text:style-name="T40"> Table</text:span><text:span text:style-name="T43">တွင် </text:span><text:span text:style-name="T42">Customer name</text:span><text:span text:style-name="T40"> column တစ်ခုတိုး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6-16T20:16:07.522499361</dc:date>
    <meta:editing-duration>PT7H31M</meta:editing-duration>
    <meta:editing-cycles>30</meta:editing-cycles>
    <meta:generator>LibreOffice/6.3.2.2$Linux_X86_64 LibreOffice_project/30$Build-2</meta:generator>
    <meta:document-statistic meta:table-count="1" meta:image-count="0" meta:object-count="0" meta:page-count="4" meta:paragraph-count="122" meta:word-count="649" meta:character-count="4296" meta:non-whitespace-character-count="3838"/>
  </office:meta>
</office:document-meta>
</file>